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1">
      <style:paragraph-properties fo:margin-top="0in" fo:margin-bottom="0in"/>
    </style:style>
    <style:style style:name="P10" style:family="paragraph" style:parent-style-name="Text_20_body" style:list-style-name="L2">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Moving head Club Spot led 150W</text:span></text:p>
      <text:p text:style-name="Text_20_body">The CLUB series was designed by listening to the needs of indoor and outdoor entertainment professionals. The winning features of this new range are: the lighting efficiency, compactness and functionality, three core values in today's market.</text:p>
      <text:p text:style-name="Standard"/>
      <text:p text:style-name="Standard"/>
      <text:p text:style-name="Text_20_body">Club Spot V2 features a lighting efficiency that can be compared to that of a 575W discharge machine, thanks to the use of an innovative "multi cluster" 150W LED source, you can achieve a considerable light output while maintaining minimum power consumption. Compactness was one of the main objectives, making the Club line suitable for any type of set-up and user. The functions are no less outstanding, as the V2 spot version includes all the functions of a common larger size machine, such as the electronic focus and the two rotating gobos wheels and rotating prism.  These functions together with its brightness place Club Spot V2 among the best Spot LED and non-LED products on the market.</text:p>
      <text:p text:style-name="Text_20_body"><text:span text:style-name="Strong_20_Emphasis">Specification</text:span></text:p>
      <text:p text:style-name="Text_20_body">Light Source</text:p>
      <text:list xml:id="list5565816037553645401" text:style-name="L1">
        <text:list-item>
          <text:p text:style-name="P9">1x150W white led high brightness </text:p>
        </text:list-item>
        <text:list-item>
          <text:p text:style-name="P9">Color temperature: 5600K </text:p>
        </text:list-item>
        <text:list-item>
          <text:p text:style-name="P9">LED lifespan: &gt; 50.000h </text:p>
        </text:list-item>
        <text:list-item>
          <text:p text:style-name="P1">LED refresh frequency: &gt; 400Hz flicker-free </text:p>
        </text:list-item>
      </text:list>
      <text:p text:style-name="Text_20_body">Optic system</text:p>
      <text:list xml:id="list1142725580557216423" text:style-name="L2">
        <text:list-item>
          <text:p text:style-name="P10">Beam Angle: 13,2° </text:p>
        </text:list-item>
        <text:list-item>
          <text:p text:style-name="P10">Electronic focus </text:p>
        </text:list-item>
        <text:list-item>
          <text:p text:style-name="P2">Luminous flux: 6.170 lux @ 5mt (13,2°) </text:p>
        </text:list-item>
      </text:list>
      <text:p text:style-name="Text_20_body">Color system</text:p>
      <text:list xml:id="list3648564466104415171" text:style-name="L3">
        <text:list-item>
          <text:p text:style-name="P3">Color wheel with 7 colors + white </text:p>
        </text:list-item>
      </text:list>
      <text:p text:style-name="Text_20_body">Effects</text:p>
      <text:list xml:id="list4612776386215789363" text:style-name="L4">
        <text:list-item>
          <text:p text:style-name="P11">6 dichroic rotating gobos, the gobos are interchangeable with the "plug &amp; play" system. Gobo size 23,9mm / focus 15mm </text:p>
        </text:list-item>
        <text:list-item>
          <text:p text:style-name="P11">Gobo wheel 2: 11 static gobos + white </text:p>
        </text:list-item>
        <text:list-item>
          <text:p text:style-name="P11">Gobo shacking effect </text:p>
        </text:list-item>
        <text:list-item>
          <text:p text:style-name="P11">Gobo scroll effect with adjustable speed </text:p>
        </text:list-item>
        <text:list-item>
          <text:p text:style-name="P11">3-facet circular rotating prism with adjustable speed </text:p>
        </text:list-item>
        <text:list-item>
          <text:p text:style-name="P11">Color rainbow effect </text:p>
        </text:list-item>
        <text:list-item>
          <text:p text:style-name="P11">Linear dimmer 0-100% </text:p>
        </text:list-item>
        <text:list-item>
          <text:p text:style-name="P11">High speed electronic strobe max.25 flashes/s, with adjustable speed </text:p>
        </text:list-item>
        <text:list-item>
          <text:p text:style-name="P4">Random strobe and pulse dimmer effects with adjustable speed </text:p>
        </text:list-item>
      </text:list>
      <text:p text:style-name="Text_20_body">Control and programming</text:p>
      <text:list xml:id="list5195289566179899913" text:style-name="L5">
        <text:list-item>
          <text:p text:style-name="P12">2 DMX configurations available: 14/16 channels </text:p>
        </text:list-item>
        <text:list-item>
          <text:p text:style-name="P12">Protocol USITT DMX 512 </text:p>
        </text:list-item>
        <text:list-item>
          <text:p text:style-name="P12">Master/Slave mode </text:p>
        </text:list-item>
        <text:list-item>
          <text:p text:style-name="P12">Sound mode with adjustable microphone sensitivity </text:p>
        </text:list-item>
        <text:list-item>
          <text:p text:style-name="P12">Auto mode with program editing possibility </text:p>
        </text:list-item>
        <text:list-item>
          <text:p text:style-name="P5">Reset via DMX </text:p>
        </text:list-item>
      </text:list>
      <text:p text:style-name="Text_20_body"><text:soft-page-break/>Structure and cabinet</text:p>
      <text:list xml:id="list2503912026371214703" text:style-name="L6">
        <text:list-item>
          <text:p text:style-name="P13">Black metal housing and high resistance plastic materials </text:p>
        </text:list-item>
        <text:list-item>
          <text:p text:style-name="P13">Blue LCD graphic display </text:p>
        </text:list-item>
        <text:list-item>
          <text:p text:style-name="P13">Selectable Pan angle 360° / 540° / 630° </text:p>
        </text:list-item>
        <text:list-item>
          <text:p text:style-name="P13">Selectable tilt angle 90° / 180° / 270° </text:p>
        </text:list-item>
        <text:list-item>
          <text:p text:style-name="P13">Mounting points: 2 pairs of 1/4-turn locks </text:p>
        </text:list-item>
        <text:list-item>
          <text:p text:style-name="P13">Automatic repositioning of Pan and Tilt after accidental movements </text:p>
        </text:list-item>
        <text:list-item>
          <text:p text:style-name="P13">XLR 3-poles DMX IN/OUT connection </text:p>
        </text:list-item>
        <text:list-item>
          <text:p text:style-name="P13">IP rating: IP20 </text:p>
        </text:list-item>
        <text:list-item>
          <text:p text:style-name="P6">Forced air cooling system with electronic control </text:p>
        </text:list-item>
      </text:list>
      <text:p text:style-name="Text_20_body">Power supply</text:p>
      <text:list xml:id="list4079417906691376374" text:style-name="L7">
        <text:list-item>
          <text:p text:style-name="P14">Input Voltage: AC~100-240V, 50/60 Hz </text:p>
        </text:list-item>
        <text:list-item>
          <text:p text:style-name="P14">Switching power supply unit </text:p>
        </text:list-item>
        <text:list-item>
          <text:p text:style-name="P14">PowEr consumption: 175W </text:p>
        </text:list-item>
        <text:list-item>
          <text:p text:style-name="P14">Power input with PowerCON connector </text:p>
        </text:list-item>
        <text:list-item>
          <text:p text:style-name="P7">Power supply cable 1mt included </text:p>
        </text:list-item>
      </text:list>
      <text:p text:style-name="Text_20_body">Weight and dimensions</text:p>
      <text:p text:style-name="Text_20_body"> </text:p>
      <text:list xml:id="list7689961909140410024" text:style-name="L8">
        <text:list-item>
          <text:p text:style-name="P15">Net weight: 10,5 kg </text:p>
        </text:list-item>
        <text:list-item>
          <text:p text:style-name="P8">Dimensions 298x183x410 mm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5S</meta:editing-duration>
    <meta:editing-cycles>3</meta:editing-cycles>
    <meta:generator>OpenOffice/4.1.1$Win32 OpenOffice.org_project/411m6$Build-9775</meta:generator>
    <dc:date>2018-02-19T17:54:25.30</dc:date>
    <meta:document-statistic meta:table-count="0" meta:image-count="0" meta:object-count="0" meta:page-count="2" meta:paragraph-count="52" meta:word-count="437" meta:character-count="2589"/>
    <dc:creator>Marti </dc:creator>
    <meta:user-defined meta:name="Info 1"/>
    <meta:user-defined meta:name="Info 2"/>
    <meta:user-defined meta:name="Info 3"/>
    <meta:user-defined meta:name="Info 4"/>
  </office:meta>
</office:document-meta>
</file>